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6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2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4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0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09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2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6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fo:background-color="transparent" style:vertical-align="middle"/>
      <style:text-properties style:font-name="Avenir2"/>
    </style:style>
    <style:style style:name="ce181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2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2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38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" fo:font-weight="bold"/>
    </style:style>
    <style:style style:name="ce214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" fo:font-weight="normal"/>
    </style:style>
    <style:style style:name="ce214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" fo:font-weight="bold"/>
    </style:style>
    <style:style style:name="ce214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4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1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7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14" style:family="table-cell" style:parent-style-name="Default">
      <style:table-cell-properties fo:border="0.06pt solid #000000" style:vertical-align="middle"/>
      <style:text-properties style:font-name="Avenir2"/>
    </style:style>
    <style:style style:name="ce19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5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0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"/>
    </style:style>
    <style:style style:name="T58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633"/>
        <table:table-column table:style-name="co37" table:default-cell-style-name="ce737"/>
        <table:table-column table:style-name="co38" table:default-cell-style-name="ce613"/>
        <table:table-column table:style-name="co39" table:default-cell-style-name="ce737"/>
        <table:table-column table:style-name="co40" table:default-cell-style-name="ce737"/>
        <table:table-column table:style-name="co41" table:default-cell-style-name="ce737"/>
        <table:table-column table:style-name="co42" table:default-cell-style-name="ce737"/>
        <table:table-column table:style-name="co43" table:default-cell-style-name="ce737"/>
        <table:table-column table:style-name="co44" table:default-cell-style-name="ce737"/>
        <table:table-column table:style-name="co40" table:default-cell-style-name="ce1225"/>
        <table:table-column table:style-name="co40" table:number-columns-repeated="2" table:default-cell-style-name="ce737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number-columns-repeated="243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8" table:content-validation-name="val120" office:value-type="float" office:value="10" calcext:value-type="float">
            <text:p>10</text:p>
          </table:table-cell>
          <table:table-cell table:style-name="ce678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3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3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8" table:content-validation-name="val120" office:value-type="float" office:value="20" calcext:value-type="float">
            <text:p>20</text:p>
          </table:table-cell>
          <table:table-cell table:style-name="ce67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3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8" table:content-validation-name="val120" office:value-type="float" office:value="120" calcext:value-type="float">
            <text:p>120</text:p>
          </table:table-cell>
          <table:table-cell table:style-name="ce67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3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78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3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3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6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6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8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9" table:content-validation-name="val122" office:value-type="string" calcext:value-type="string">
            <text:p>Szint</text:p>
          </table:table-cell>
          <table:table-cell table:style-name="ce679" office:value-type="string" calcext:value-type="string">
            <text:p>KÉ</text:p>
          </table:table-cell>
          <table:table-cell table:style-name="ce679" office:value-type="string" calcext:value-type="string">
            <text:p>TÉ/CÉ</text:p>
          </table:table-cell>
          <table:table-cell table:style-name="ce679" office:value-type="string" calcext:value-type="string">
            <text:p>VÉ</text:p>
          </table:table-cell>
          <table:table-cell table:style-name="ce679" table:content-validation-name="val156" office:value-type="string" calcext:value-type="string">
            <text:p>Harckeret</text:p>
          </table:table-cell>
          <table:table-cell table:style-name="ce67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1"/>
          <table:covered-table-cell table:style-name="ce676"/>
          <table:table-cell table:style-name="ce1014"/>
          <table:table-cell table:style-name="Default"/>
          <table:table-cell table:style-name="ce737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1"/>
          <table:covered-table-cell table:style-name="ce676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737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1" table:number-columns-repeated="2"/>
          <table:table-cell table:style-name="ce373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737"/>
          <table:table-cell/>
          <table:table-cell table:style-name="ce737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19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737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1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596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596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1" office:value-type="string" calcext:value-type="string">
            <text:p>SP</text:p>
          </table:table-cell>
          <table:table-cell table:style-name="ce681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2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5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Default" table:number-columns-repeated="7"/>
          <table:table-cell table:style-name="ce737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5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3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737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5"/>
          <table:table-cell table:style-name="ce737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1"/>
          <table:table-cell table:style-name="ce753" table:content-validation-name="val127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1154" office:value-type="string" calcext:value-type="string">
            <text:p>SP</text:p>
          </table:table-cell>
          <table:table-cell table:style-name="ce115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65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3"/>
          <table:table-cell table:style-name="ce703"/>
          <table:table-cell table:style-name="ce757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4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1" table:number-columns-spanned="2" table:number-rows-spanned="1"/>
          <table:covered-table-cell table:style-name="ce65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1154" office:value-type="string" calcext:value-type="string">
            <text:p>SP</text:p>
          </table:table-cell>
          <table:table-cell table:style-name="ce1154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2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0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0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4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6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5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4" office:value-type="string" calcext:value-type="string">
            <text:p>Szúró</text:p>
          </table:table-cell>
          <table:table-cell table:style-name="ce7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2" table:content-validation-name="val119" table:number-columns-spanned="2" table:number-rows-spanned="1"/>
          <table:covered-table-cell table:style-name="ce66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19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647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9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limit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20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style-name="ce1965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22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/>
          <table:table-cell table:style-name="ce441" table:number-columns-repeated="241"/>
          <table:table-cell table:number-columns-repeated="16127"/>
        </table:table-row>
        <table:table-row table:style-name="ro22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3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993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4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 office:value-type="float" office:value="0" calcext:value-type="float">
            <text:p>0</text:p>
          </table:table-cell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166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2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5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12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Ha közrefognak, a fegyver az egyik (választott) támadó ellen 0 harcértékű lesz.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554"/>
          <table:table-cell table:style-name="ce1566" office:value-type="string" calcext:value-type="string">
            <text:p>Fegyver</text:p>
          </table:table-cell>
          <table:table-cell table:style-name="ce1585" office:value-type="string" calcext:value-type="string">
            <text:p>Forgatás módja</text:p>
          </table:table-cell>
          <table:table-cell table:style-name="ce1566" office:value-type="string" calcext:value-type="string">
            <text:p>SP</text:p>
          </table:table-cell>
          <table:table-cell table:style-name="ce1595" office:value-type="string" calcext:value-type="string">
            <text:p>Erőbónusz max</text:p>
          </table:table-cell>
          <table:table-cell table:style-name="ce1585" office:value-type="string" calcext:value-type="string">
            <text:p>Sebzés módja</text:p>
          </table:table-cell>
          <table:table-cell table:style-name="ce1566" office:value-type="string" calcext:value-type="string">
            <text:p>Átütés</text:p>
          </table:table-cell>
          <table:table-cell table:style-name="ce1566" table:number-columns-repeated="2"/>
          <table:table-cell table:style-name="ce1566" office:value-type="string" calcext:value-type="string">
            <text:p>Hatótáv</text:p>
          </table:table-cell>
          <table:table-cell table:style-name="ce1566" office:value-type="string" calcext:value-type="string">
            <text:p>KÉ</text:p>
          </table:table-cell>
          <table:table-cell table:style-name="ce1566" office:value-type="string" calcext:value-type="string">
            <text:p>CÉ</text:p>
          </table:table-cell>
          <table:table-cell table:style-name="ce1566" office:value-type="string" calcext:value-type="string">
            <text:p>Osztó</text:p>
          </table:table-cell>
          <table:table-cell table:style-name="ce1566" office:value-type="string" calcext:value-type="string">
            <text:p>Sebesség</text:p>
          </table:table-cell>
          <table:table-cell table:style-name="ce1566" office:value-type="string" calcext:value-type="string">
            <text:p>Harcmodor</text:p>
          </table:table-cell>
          <table:table-cell table:style-name="ce1566"/>
          <table:table-cell table:style-name="ce1680" table:number-columns-repeated="241"/>
          <table:table-cell table:style-name="ce1682"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6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 +Erő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<text:span text:style-name="T13">20m </text:span><text:span text:style-name="T14">+(Erő x 4) </text:span>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635" office:value-type="string" calcext:value-type="string">
            <text:p>20m +(Erő x 5) 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/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6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Halálos hatása és Átütés értéke csak aquir kézben érvényesül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8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95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96"/>
        <table:table-column table:style-name="co76" table:default-cell-style-name="ce2105"/>
        <table:table-column table:style-name="co77" table:default-cell-style-name="ce2113"/>
        <table:table-column table:style-name="co78" table:default-cell-style-name="ce2096"/>
        <table:table-column table:style-name="co79" table:default-cell-style-name="ce2123"/>
        <table:table-column table:style-name="co80" table:default-cell-style-name="ce2096"/>
        <table:table-column table:style-name="co81" table:default-cell-style-name="ce2096"/>
        <table:table-column table:style-name="co82" table:default-cell-style-name="ce2096"/>
        <table:table-column table:style-name="co83" table:default-cell-style-name="ce2130"/>
        <table:table-column table:style-name="co84" table:default-cell-style-name="ce2096"/>
        <table:table-column table:style-name="co85" table:default-cell-style-name="ce2096"/>
        <table:table-column table:style-name="co86" table:default-cell-style-name="Default"/>
        <table:table-column table:style-name="co87" table:default-cell-style-name="ce2096"/>
        <table:table-column table:style-name="co88" table:default-cell-style-name="ce2096"/>
        <table:table-column table:style-name="co7" table:default-cell-style-name="ce2096"/>
        <table:table-column table:style-name="co89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816"/>
          <table:covered-table-cell table:style-name="ce1818"/>
          <table:covered-table-cell table:number-columns-repeated="3" table:style-name="ce1816"/>
          <table:covered-table-cell table:style-name="ce2129"/>
          <table:covered-table-cell table:number-columns-repeated="2" table:style-name="ce1816"/>
          <table:covered-table-cell/>
          <table:covered-table-cell table:style-name="ce1816"/>
          <table:covered-table-cell table:number-columns-repeated="3"/>
        </table:table-row>
        <table:table-row table:style-name="ro2">
          <table:table-cell table:number-columns-repeated="4"/>
          <table:table-cell table:style-name="ce1818"/>
          <table:table-cell table:style-name="ce1816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816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816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16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2123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16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816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1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2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7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3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4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4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3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9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2109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5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4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5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13"/>
        <table:table-row table:style-name="ro1">
          <table:table-cell table:style-name="ce2135" office:value-type="string" calcext:value-type="string">
            <text:p>V8.8.7</text:p>
          </table:table-cell>
        </table:table-row>
        <table:table-row table:style-name="ro1">
          <table:table-cell table:style-name="ce213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3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3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3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3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36" office:value-type="string" calcext:value-type="string">
            <text:p>* Szakma lista</text:p>
          </table:table-cell>
        </table:table-row>
        <table:table-row table:style-name="ro32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2">
          <table:table-cell table:style-name="ce2137" office:value-type="string" calcext:value-type="string">
            <text:p>V8.3.0</text:p>
          </table:table-cell>
        </table:table-row>
        <table:table-row table:style-name="ro12">
          <table:table-cell table:style-name="ce2136" office:value-type="string" calcext:value-type="string">
            <text:p>* Történelemismeret: Átfogó</text:p>
          </table:table-cell>
        </table:table-row>
        <table:table-row table:style-name="ro12">
          <table:table-cell table:style-name="ce2136" office:value-type="string" calcext:value-type="string">
            <text:p>* Műveltség: Átlagos (új)</text:p>
          </table:table-cell>
        </table:table-row>
        <table:table-row table:style-name="ro12">
          <table:table-cell table:style-name="ce2136" office:value-type="string" calcext:value-type="string">
            <text:p>* Irodalom-ismeret megszűnt</text:p>
          </table:table-cell>
        </table:table-row>
        <table:table-row table:style-name="ro12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4</text:p>
          </table:table-cell>
        </table:table-row>
        <table:table-row table:style-name="ro12">
          <table:table-cell table:style-name="ce2136" office:value-type="string" calcext:value-type="string">
            <text:p>* Fülek átnevezése, színezése</text:p>
          </table:table-cell>
        </table:table-row>
        <table:table-row table:style-name="ro12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2.3</text:p>
          </table:table-cell>
        </table:table-row>
        <table:table-row table:style-name="ro12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12">
          <table:table-cell table:style-name="ce2137" office:value-type="string" calcext:value-type="string">
            <text:p>V8.2.2</text:p>
          </table:table-cell>
        </table:table-row>
        <table:table-row table:style-name="ro12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2136" office:value-type="string" calcext:value-type="string">
            <text:p>* Kétkezes harc táblázat</text:p>
          </table:table-cell>
        </table:table-row>
        <table:table-row table:style-name="ro12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8.1.1</text:p>
          </table:table-cell>
        </table:table-row>
        <table:table-row table:style-name="ro12">
          <table:table-cell table:style-name="ce2136" office:value-type="string" calcext:value-type="string">
            <text:p>* Max szint: 21</text:p>
          </table:table-cell>
        </table:table-row>
        <table:table-row table:style-name="ro12">
          <table:table-cell table:style-name="ce2136" office:value-type="string" calcext:value-type="string">
            <text:p>* KP Alap: 150</text:p>
          </table:table-cell>
        </table:table-row>
        <table:table-row table:style-name="ro12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12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12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12">
          <table:table-cell table:style-name="ce2137" office:value-type="string" calcext:value-type="string">
            <text:p>V7.9.1</text:p>
          </table:table-cell>
        </table:table-row>
        <table:table-row table:style-name="ro12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28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5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096"/>
        <table:table-column table:style-name="co94" table:default-cell-style-name="ce1610"/>
        <table:table-column table:style-name="co15" table:default-cell-style-name="ce2096"/>
        <table:table-column table:style-name="co95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ce2096"/>
        <table:table-column table:style-name="co101" table:default-cell-style-name="ce2096"/>
        <table:table-column table:style-name="co102" table:default-cell-style-name="ce2096"/>
        <table:table-column table:style-name="co89" table:default-cell-style-name="ce2096"/>
        <table:table-column table:style-name="co103" table:default-cell-style-name="ce2096"/>
        <table:table-column table:style-name="co104" table:default-cell-style-name="ce2096"/>
        <table:table-column table:style-name="co105" table:default-cell-style-name="ce2096"/>
        <table:table-column table:style-name="co106" table:default-cell-style-name="ce209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4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26"/>
          <table:covered-table-cell table:style-name="ce1940"/>
          <table:covered-table-cell table:number-columns-repeated="6" table:style-name="ce1926"/>
          <table:covered-table-cell table:number-columns-repeated="3" table:style-name="ce2062"/>
          <table:covered-table-cell table:style-name="ce192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26"/>
          <table:table-cell table:style-name="ce1940"/>
          <table:table-cell table:style-name="ce1926" table:number-columns-repeated="6"/>
          <table:table-cell table:style-name="ce2062" table:number-columns-repeated="3"/>
          <table:table-cell table:style-name="ce192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5" office:value-type="string" calcext:value-type="string">
            <text:p>Szint</text:p>
          </table:table-cell>
          <table:table-cell table:style-name="ce1955" office:value-type="string" calcext:value-type="string" table:number-columns-spanned="2" table:number-rows-spanned="1">
            <text:p>KP</text:p>
          </table:table-cell>
          <table:covered-table-cell table:style-name="ce195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1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1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21" office:value-type="string" calcext:value-type="string">
            <text:p>Fok</text:p>
          </table:table-cell>
          <table:table-cell table:style-name="ce192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2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6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21" table:content-validation-name="val206" office:value-type="string" calcext:value-type="string">
            <text:p>Fok</text:p>
          </table:table-cell>
          <table:table-cell table:style-name="ce1921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66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2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11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2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2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2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2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2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3" table:content-validation-name="val5"/>
          <table:table-cell table:style-name="ce1915" table:content-validation-name="val5" table:number-columns-repeated="2"/>
          <table:table-cell table:style-name="ce2105" table:content-validation-name="val5"/>
          <table:table-cell table:style-name="ce1944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2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23" table:content-validation-name="val5"/>
          <table:table-cell table:style-name="ce192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23" table:content-validation-name="val5" office:value-type="string" calcext:value-type="string">
            <text:p>Szúró</text:p>
          </table:table-cell>
          <table:table-cell table:style-name="ce1923" table:content-validation-name="val5" office:value-type="string" calcext:value-type="string">
            <text:p>Vágó</text:p>
          </table:table-cell>
          <table:table-cell table:style-name="ce1923" table:content-validation-name="val5" office:value-type="string" calcext:value-type="string">
            <text:p>Zúzó</text:p>
          </table:table-cell>
          <table:table-cell table:style-name="ce192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7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7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7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7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7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7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7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23" table:content-validation-name="val5" office:value-type="string" calcext:value-type="string">
            <text:p>SFÉ</text:p>
          </table:table-cell>
          <table:table-cell table:style-name="ce192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23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44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73"/>
          <table:table-cell table:style-name="ce1915" table:number-columns-repeated="2"/>
          <table:table-cell table:style-name="ce2105"/>
          <table:table-cell table:style-name="ce1944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73"/>
          <table:table-cell table:style-name="ce1915" table:number-columns-repeated="2"/>
          <table:table-cell table:style-name="ce2105"/>
          <table:table-cell table:style-name="ce1944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73"/>
          <table:table-cell table:style-name="ce1915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09:07:07.466443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9T12:15:29.053420700</dc:date>
    <meta:editing-cycles>986</meta:editing-cycles>
    <meta:editing-duration>P8DT23H18M21S</meta:editing-duration>
    <meta:document-statistic meta:table-count="11" meta:cell-count="42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